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0bef08" officeooo:paragraph-rsid="000bef08"/>
    </style:style>
    <style:style style:name="P2" style:family="paragraph" style:parent-style-name="Standard">
      <style:paragraph-properties fo:margin-top="0.25cm" fo:margin-bottom="0.25cm" loext:contextual-spacing="false"/>
      <style:text-properties style:font-name="Consolas" officeooo:rsid="000bef08" officeooo:paragraph-rsid="000bef08"/>
    </style:style>
    <style:style style:name="P3" style:family="paragraph" style:parent-style-name="Standard">
      <style:paragraph-properties fo:margin-top="0.25cm" fo:margin-bottom="0.25cm" loext:contextual-spacing="false"/>
      <style:text-properties style:font-name="Consolas" officeooo:rsid="000d8d3a" officeooo:paragraph-rsid="000d8d3a"/>
    </style:style>
    <style:style style:name="P4" style:family="paragraph" style:parent-style-name="Standard">
      <style:paragraph-properties fo:margin-top="0.25cm" fo:margin-bottom="0.25cm" loext:contextual-spacing="false"/>
      <style:text-properties style:font-name="Consolas" officeooo:rsid="000e54b9" officeooo:paragraph-rsid="000e54b9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Consolas" officeooo:rsid="002b7d7b" officeooo:paragraph-rsid="002b7d7b"/>
    </style:style>
    <style:style style:name="P7" style:family="paragraph" style:parent-style-name="Text_20_body">
      <style:text-properties style:font-name="Consolas" officeooo:paragraph-rsid="000ef2e1"/>
    </style:style>
    <style:style style:name="P8" style:family="paragraph" style:parent-style-name="Text_20_body">
      <style:text-properties style:font-name="Consolas" officeooo:rsid="000ef2e1" officeooo:paragraph-rsid="000ef2e1"/>
    </style:style>
    <style:style style:name="P9" style:family="paragraph" style:parent-style-name="Text_20_body">
      <style:text-properties style:font-name="Consolas" officeooo:rsid="001d3554" officeooo:paragraph-rsid="001d3554"/>
    </style:style>
    <style:style style:name="P10" style:family="paragraph" style:parent-style-name="Text_20_body">
      <style:text-properties style:font-name="Consolas" officeooo:rsid="001de1f4" officeooo:paragraph-rsid="001de1f4"/>
    </style:style>
    <style:style style:name="P11" style:family="paragraph" style:parent-style-name="Text_20_body">
      <style:text-properties style:font-name="Consolas" officeooo:rsid="001fd7cb" officeooo:paragraph-rsid="001fd7cb"/>
    </style:style>
    <style:style style:name="P12" style:family="paragraph" style:parent-style-name="Text_20_body">
      <style:text-properties style:font-name="Consolas" officeooo:rsid="00106811" officeooo:paragraph-rsid="00106811"/>
    </style:style>
    <style:style style:name="P13" style:family="paragraph" style:parent-style-name="Text_20_body">
      <style:text-properties style:font-name="Consolas" officeooo:rsid="0016ef14" officeooo:paragraph-rsid="0016ef14"/>
    </style:style>
    <style:style style:name="P14" style:family="paragraph" style:parent-style-name="Text_20_body">
      <style:text-properties style:font-name="Consolas" officeooo:rsid="00170f04" officeooo:paragraph-rsid="00170f04"/>
    </style:style>
    <style:style style:name="P15" style:family="paragraph" style:parent-style-name="Text_20_body">
      <style:text-properties style:font-name="Consolas" officeooo:rsid="00242de0" officeooo:paragraph-rsid="00242de0"/>
    </style:style>
    <style:style style:name="P16" style:family="paragraph" style:parent-style-name="Text_20_body">
      <style:text-properties style:font-name="Consolas" officeooo:rsid="00242de0" officeooo:paragraph-rsid="0030b638"/>
    </style:style>
    <style:style style:name="P17" style:family="paragraph" style:parent-style-name="Text_20_body">
      <style:text-properties style:font-name="Consolas" officeooo:rsid="0023745a" officeooo:paragraph-rsid="0023745a"/>
    </style:style>
    <style:style style:name="P18" style:family="paragraph" style:parent-style-name="Text_20_body">
      <style:text-properties style:font-name="Consolas" officeooo:rsid="00255826" officeooo:paragraph-rsid="00255826"/>
    </style:style>
    <style:style style:name="P19" style:family="paragraph" style:parent-style-name="Text_20_body">
      <style:text-properties style:font-name="Consolas" officeooo:rsid="00260663" officeooo:paragraph-rsid="00279b95"/>
    </style:style>
    <style:style style:name="P20" style:family="paragraph" style:parent-style-name="Text_20_body">
      <style:text-properties style:font-name="Consolas" officeooo:rsid="00260663" officeooo:paragraph-rsid="00260663"/>
    </style:style>
    <style:style style:name="P21" style:family="paragraph" style:parent-style-name="Text_20_body">
      <style:text-properties style:font-name="Consolas" officeooo:rsid="0031bc90" officeooo:paragraph-rsid="0031bc90"/>
    </style:style>
    <style:style style:name="P22" style:family="paragraph" style:parent-style-name="Text_20_body">
      <style:text-properties officeooo:paragraph-rsid="0031bc90"/>
    </style:style>
    <style:style style:name="P23" style:family="paragraph" style:parent-style-name="Text_20_body">
      <style:text-properties officeooo:rsid="0031bc90" officeooo:paragraph-rsid="0031bc90"/>
    </style:style>
    <style:style style:name="P24" style:family="paragraph" style:parent-style-name="Text_20_body">
      <style:text-properties officeooo:paragraph-rsid="0031bfc5"/>
    </style:style>
    <style:style style:name="P25" style:family="paragraph" style:parent-style-name="Text_20_body">
      <style:text-properties officeooo:paragraph-rsid="0033f37d"/>
    </style:style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style:font-name="Courier New" fo:font-style="italic" officeooo:rsid="001de1f4" officeooo:paragraph-rsid="001de1f4" style:font-style-asian="italic" style:font-style-complex="italic"/>
    </style:style>
    <style:style style:name="P28" style:family="paragraph" style:parent-style-name="Text_20_body">
      <style:paragraph-properties fo:margin-top="0.25cm" fo:margin-bottom="0.25cm" loext:contextual-spacing="false"/>
      <style:text-properties officeooo:rsid="000bef08" officeooo:paragraph-rsid="000bef08"/>
    </style:style>
    <style:style style:name="P29" style:family="paragraph" style:parent-style-name="Text_20_body">
      <style:paragraph-properties fo:break-before="page"/>
      <style:text-properties style:font-name="Consolas" officeooo:rsid="0023745a" officeooo:paragraph-rsid="0023745a"/>
    </style:style>
    <style:style style:name="P30" style:family="paragraph" style:parent-style-name="Text_20_body">
      <style:paragraph-properties fo:break-before="page"/>
      <style:text-properties style:font-name="Consolas" officeooo:rsid="00293f68" officeooo:paragraph-rsid="00293f68"/>
    </style:style>
    <style:style style:name="P31" style:family="paragraph" style:parent-style-name="Text_20_body">
      <style:paragraph-properties fo:break-before="page"/>
      <style:text-properties style:font-name="Consolas" officeooo:rsid="000f6488" officeooo:paragraph-rsid="000f6488"/>
    </style:style>
    <style:style style:name="T1" style:family="text">
      <style:text-properties officeooo:rsid="000ef2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ef2e1" style:font-style-asian="italic" style:font-style-complex="italic"/>
    </style:style>
    <style:style style:name="T4" style:family="text">
      <style:text-properties fo:font-weight="normal" officeooo:rsid="001fd7cb" fo:background-color="transparent" loext:char-shading-value="0" style:font-weight-asian="normal" style:font-weight-complex="normal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T6" style:family="text">
      <style:text-properties fo:font-weight="bold" fo:background-color="#fff200" loext:char-shading-value="0" style:font-weight-asian="bold" style:font-weight-complex="bold"/>
    </style:style>
    <style:style style:name="T7" style:family="text">
      <style:text-properties fo:font-weight="bold" officeooo:rsid="001fd7cb" fo:background-color="#fff200" loext:char-shading-value="0" style:font-weight-asian="bold" style:font-weight-complex="bold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2543e"/>
    </style:style>
    <style:style style:name="T10" style:family="text">
      <style:text-properties officeooo:rsid="0019e0f3"/>
    </style:style>
    <style:style style:name="T11" style:family="text">
      <style:text-properties officeooo:rsid="001de1f4"/>
    </style:style>
    <style:style style:name="T12" style:family="text">
      <style:text-properties officeooo:rsid="001fd7cb"/>
    </style:style>
    <style:style style:name="T13" style:family="text">
      <style:text-properties officeooo:rsid="00260cad"/>
    </style:style>
    <style:style style:name="T14" style:family="text">
      <style:text-properties style:font-name="Consolas"/>
    </style:style>
    <style:style style:name="T15" style:family="text">
      <style:text-properties style:font-name="Consolas" fo:font-weight="normal" style:font-weight-asian="normal" style:font-weight-complex="normal"/>
    </style:style>
    <style:style style:name="T16" style:family="text">
      <style:text-properties style:font-name="Consolas" officeooo:rsid="000ef2e1"/>
    </style:style>
    <style:style style:name="T17" style:family="text">
      <style:text-properties style:font-name="Consolas" officeooo:rsid="0031bc90"/>
    </style:style>
    <style:style style:name="T18" style:family="text">
      <style:text-properties style:font-name="Consolas" officeooo:rsid="00327304"/>
    </style:style>
    <style:style style:name="T19" style:family="text">
      <style:text-properties style:font-name="Consolas" officeooo:rsid="0033f37d"/>
    </style:style>
    <style:style style:name="T20" style:family="text">
      <style:text-properties style:font-name="Consolas" officeooo:rsid="003466da"/>
    </style:style>
    <style:style style:name="T21" style:family="text">
      <style:text-properties style:font-name="Consolas" officeooo:rsid="0034bab1"/>
    </style:style>
    <style:style style:name="T22" style:family="text">
      <style:text-properties officeooo:rsid="002e596a"/>
    </style:style>
    <style:style style:name="T23" style:family="text">
      <style:text-properties officeooo:rsid="0030b638"/>
    </style:style>
    <style:style style:name="T24" style:family="text">
      <style:text-properties officeooo:rsid="0030d89d"/>
    </style:style>
    <style:style style:name="T25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 que é programação orientada a objetos (POO).</text:p>
      <text:p text:style-name="P1"/>
      <text:p text:style-name="P1">Paradigma</text:p>
      <text:p text:style-name="P2">Quado se fala em paradigma deve-se ter em mente o conceito de modelo ou padrões específicos a serem seguidos, boas práticas. <text:span text:style-name="T10">Paradigma vem a ser </text:span>a <text:span text:style-name="T10">melhor</text:span> forma de como solucionar um problema.</text:p>
      <text:p text:style-name="P2">Assim, em POO o código é estruturado abstraindo problemas através de objetos do mundo real, que facilita o entendimento. O código passa a ser mais modular e extensível. Para a melhor compreensão dessa forma de programar, os conceitos de CLASSES e OBJETOS são indispensáveis.</text:p>
      <text:p text:style-name="P3"/>
      <text:p text:style-name="P3">2. Conceito de Classe e Objeto.</text:p>
      <text:p text:style-name="P4">Classes são as abstrações referentes ao que se deseja obter de concreto, que definimos as características e ações a serem executadas da criação pretendida. Assim, podemos afirmar que Classes são como moldes, <text:span text:style-name="T1">modelos, </text:span><text:span text:style-name="T3">blueprint</text:span> para criação de objetos.</text:p>
      <text:p text:style-name="P28"><text:span text:style-name="Strong_20_Emphasis"><text:span text:style-name="T15">Por que usar classes?</text:span></text:span></text:p>
      <text:list xml:id="list2047158033" text:style-name="L1">
        <text:list-item>
          <text:p text:style-name="P26"><text:span text:style-name="Strong_20_Emphasis"><text:span text:style-name="T14">Reutilização de código:</text:span></text:span><text:span text:style-name="T14"> </text:span><text:span text:style-name="T16">u</text:span><text:span text:style-name="T14">ma vez criada uma classe, você pode criar diversos objetos a partir dela, evitando a reescrita de código. </text:span></text:p>
        </text:list-item>
        <text:list-item>
          <text:p text:style-name="P26"><text:span text:style-name="Strong_20_Emphasis"><text:span text:style-name="T14">Organização do código:</text:span></text:span><text:span text:style-name="T14"> </text:span><text:span text:style-name="T16">a</text:span><text:span text:style-name="T14">s classes ajudam a organizar o código em módulos menores e mais coesos. </text:span></text:p>
        </text:list-item>
        <text:list-item>
          <text:p text:style-name="P26"><text:span text:style-name="Strong_20_Emphasis"><text:span text:style-name="T14">Facilidade de manutenção:</text:span></text:span><text:span text:style-name="T14"> </text:span><text:span text:style-name="T16">a</text:span><text:span text:style-name="T14">o modificar uma classe, você modifica todos os objetos que a utilizam. </text:span></text:p>
        </text:list-item>
        <text:list-item>
          <text:p text:style-name="P5"><text:span text:style-name="Strong_20_Emphasis"><text:span text:style-name="T14">Abstração:</text:span></text:span><text:span text:style-name="T14"> </text:span><text:span text:style-name="T16">a</text:span><text:span text:style-name="T14">s classes permitem modelar o mundo real de forma mais próxima, facilitando a compreensão do código.</text:span></text:p>
        </text:list-item>
      </text:list>
      <text:p text:style-name="P7"><text:span text:style-name="T1">Objetos são as instâncias de uma classe, ou seja, cada elemento do conjunto de características definido pela classe. Se imaginarmos uma fábrica de carros, c</text:span>ada carro que sai da fábrica é um objeto da classe "Carro". Cada objeto <text:span text:style-name="T1">(os carros fabricados)</text:span> terá seus próprios valores para os atributos, mas todos compartilharão os mesmos métodos.</text:p>
      <text:p text:style-name="P8"/>
      <text:p text:style-name="P8">3. Criando seu primeiro programa com POO.</text:p>
      <text:p text:style-name="P8">Uma loja de bicicletas deseja registrar as vendas de suas bicicletas. Cada bicicleta possui cor, modelo, ano e valor. Já referente às ações que cada elemento pode realizar, definiu-se como buzinar, parar e correr, são comportamentos a serem considerados.</text:p>
      <text:p text:style-name="P9">A sintaxe para iniciar uma classe é: “<text:span text:style-name="T8">class NomeDaClasse:</text:span>”. É esta a maneira de criar uma classe. Já um objeto, ou seja, uma instância da classe criada, é criado da seguinte forma: </text:p>
      <text:p text:style-name="P9"><text:soft-page-break/>nome_do_objeto <text:span text:style-name="T11">(variávle) </text:span><text:s/>= NomeDaClasse(atributo1, atributo2, …, atributoN)</text:p>
      <text:p text:style-name="P10">Dentro da classe definimos os atributos <text:span text:style-name="T12">e métodos, ou seja, características e ações. Para definir as características utiliza-se o método padrão __init__, que é conhecido como </text:span><text:span text:style-name="T7">método construtor</text:span><text:span text:style-name="T4">, que é executado todas as vezes que um objeto é criado na classe. Ou seja, assim que desejamos instanciar um novo objeto, obrigatoriamente deveremos atribuir os valores das propriedades definidas pelo método construtor. Caso exista um valor padronizado, não é necessário informá-lo.</text:span></text:p>
      <text:p text:style-name="P11"><text:span text:style-name="T4">A</text:span><text:span text:style-name="T5">ssim, sem o método __init__ não será possível criar objetos.</text:span></text:p>
      <text:p text:style-name="P10"><text:span text:style-name="T4"/></text:p>
      <text:p text:style-name="P10">Exemplo:</text:p>
      <text:p text:style-name="P27">class Bicicleta:</text:p>
      <text:p text:style-name="P27"><text:tab/>def __init__(self, cor, modelo, ano, valor):</text:p>
      <text:p text:style-name="P27"><text:tab/><text:tab/>self.cor = cor</text:p>
      <text:p text:style-name="P27"><text:tab/><text:tab/>self.modelo = modelo</text:p>
      <text:p text:style-name="P27"><text:tab/><text:tab/>self.ano = ano</text:p>
      <text:p text:style-name="P27"><text:tab/><text:tab/>self.valor = valor</text:p>
      <text:p text:style-name="P27"><text:tab/></text:p>
      <text:p text:style-name="P27"><text:tab/>def buzinar(self):</text:p>
      <text:p text:style-name="P27"><text:tab/><text:tab/>print(“Prim, prim…)</text:p>
      <text:p text:style-name="P27"><text:tab/>def parar(self):</text:p>
      <text:p text:style-name="P27"><text:tab/><text:tab/>print(“Bicicleta parada.”)</text:p>
      <text:p text:style-name="P27"><text:tab/>def correr(self):</text:p>
      <text:p text:style-name="P27"><text:tab/><text:tab/>print(“vrummmm”)</text:p>
      <text:p text:style-name="P27"/>
      <text:p text:style-name="P27"/>
      <text:p text:style-name="P27">bicicleta1 = Bicicleta(“vermelha”, “caloi”, “2022”, 600)</text:p>
      <text:p text:style-name="P31">4. Construtores e destrutor.</text:p>
      <text:p text:style-name="P12">São métodos que farão alguma ação dentro do código. Para instanciar o objeto de uma classe, ou seja, quando se deseja iniciar os valores de um objeto, utiliza-se o método construtor, que é identificado pela expressão “<text:span text:style-name="T6">__init__</text:span>”. <text:span text:style-name="T9">Ele é sempre o primeiro método a ser executado.</text:span></text:p>
      <text:p text:style-name="P12">Já para “destruir” um objeto utiliza-se o método destrutor, mas não são tão necessários, em Python, pois ele possui um “coletor de lixo” () que lida com o gerenciamento de memória automaticamente. A declaração do método é realizada utilizando o comando “<text:span text:style-name="T6">__del__</text:span>”.</text:p>
      <text:p text:style-name="P12"/>
      <text:p text:style-name="P12"/>
      <text:p text:style-name="P13">5. Herança</text:p>
      <text:p text:style-name="P14">A herança é um mecanismo que permite que uma classe (subclasse ou classe derivada) herde atributos e métodos de outra classe (superclasse ou classe base). A subclasse pode, então, adicionar novos atributos e métodos, <text:span text:style-name="T25">ou sobrescrever os existentes</text:span>, adaptando o comportamento da superclasse às suas necessidades específicas.</text:p>
      <text:p text:style-name="P14">A herança é um dos pilares do polimorfismo. Através da herança, é possível criar uma hierarquia de classes, onde as subclasses herdam características comuns da superclasse. Essa hierarquia permite que objetos <text:span text:style-name="T25">de diferentes classes</text:span> sejam tratados de forma polimórfica, ou seja, como se fossem objetos da superclasse.</text:p>
      <text:p text:style-name="P13"/>
      <text:p text:style-name="P14">Herança Múltipla</text:p>
      <text:p text:style-name="P14"/>
      <text:p text:style-name="P29"><text:span text:style-name="T22">6. </text:span>ENCAPSULAMENTO EM POO.</text:p>
      <text:p text:style-name="P15">Conceito.</text:p>
      <text:p text:style-name="P17">Agrupar dados e os métodos que manipulam esses dados em uma unidade.</text:p>
      <text:p text:style-name="P17">Proteção de dados relacionados a um objeto para evitar a modificação acidental.</text:p>
      <text:p text:style-name="P17">A variável de um objeto só pode ser alterada pelo método desse objeto.</text:p>
      <text:p text:style-name="P17"/>
      <text:p text:style-name="P15">Recursos privados e públicos.</text:p>
      <text:p text:style-name="P15">Como se define o acesso aos atributos e métodos da classe?</text:p>
      <text:p text:style-name="P15">Todos os recursos em Python são públicos. <text:span text:style-name="T23">Desta forma, não existe a proibição na linguagem de que determinado atributo ou método não será acessado.</text:span></text:p>
      <text:p text:style-name="P15">Python não utiliza palavras reservadas para essa identificação, mas há paradigmas.</text:p>
      <text:p text:style-name="P15">Atributos e métodos privados são os que <text:span text:style-name="T23">deveriam, não poderia, mas é possível como visto acima,</text:span> ser acessado pela classe onde ele compõem. Já o público pode ser acessado fora da classe onde está inserido.</text:p>
      <text:p text:style-name="P16">Assim, <text:span text:style-name="T23">por convenção, </text:span>será <text:span text:style-name="T23">tratada como </text:span>privad<text:span text:style-name="T23">o</text:span> o atributo ou método <text:span text:style-name="T23">que iniciar seu </text:span>nome do com o símbolo “_” (<text:span text:style-name="T2">underline</text:span>). <text:span text:style-name="T23">Já o</text:span> público não possui esse caractere <text:span text:style-name="T23">inicial</text:span>.</text:p>
      <text:p text:style-name="P18">A forma correta de acessar uma variável privada é definir um método que permita proporcionar esse acesso. <text:span text:style-name="T24">Esse é o princípio fundamental do encapsulamento.</text:span></text:p>
      <text:p text:style-name="P18"/>
      <text:p text:style-name="P18">Property() do Python.</text:p>
      <text:p text:style-name="P18">Utilizado para criar atributos gerenciados (propriedades) em suas classes, quando precisar modificar sua implementação interna sem alterar a API (do inglês Application Programming Interface), Interface de Programação de Aplicações, ou seja, um conjunto de regras e protocolos que permite que diferentes aplicativos se comuniquem e troquem informações, pública da classe.</text:p>
      <text:p text:style-name="P19">Assim, o conceito de Propriedades revela que assume a forma de um atributo de uma classe e comportam como se assim fossem. Entretanto, na verdade, não é um atributo e sim um método especial que permite controlar como se deve acessar um atributo e/ou modificá-lo.</text:p>
      <text:p text:style-name="P19"><text:span text:style-name="T13">Dessa forma, pode-se esconder a implementação interna de um atributo, permitindo que se altere a lógica de acesso e modificação sem alterar o </text:span><text:soft-page-break/><text:span text:style-name="T13">código que utiliza a classe. Ou seja, essa funcionalidade permite que se utilize um método como se um atributo fosse.</text:span></text:p>
      <text:p text:style-name="P20"/>
      <text:p text:style-name="P30"><text:span text:style-name="T22">7. </text:span>POLIMORFISMO EM PYTHON</text:p>
      <text:p text:style-name="P21">Conceito.</text:p>
      <text:p text:style-name="P25"><text:span text:style-name="T17">Polimorfismo em POO é uma atividade que permite que objetos de diferentes classes sejam tratados da mesma forma através de uma interface comum. Isso é possível porque as subclasses herdam da superclasse, o que garante que todas elas possuam os mesmos métodos (ainda que possam implementá-los de maneiras diferentes). Em termos simples, significa que </text:span><text:span text:style-name="T18">se</text:span><text:span text:style-name="T17"> pode usar </text:span><text:span text:style-name="T20">métodos</text:span><text:span text:style-name="T17"> de uma classe base para </text:span><text:span text:style-name="T20">implementar métodos em objetos de subclasses distintas, </text:span><text:span text:style-name="T21">mas cada objeto responderá a essa chamada de acordo com sua própria implementação do método.</text:span></text:p>
      <text:p text:style-name="P23"><text:span text:style-name="T14">Como esse conhecimento pode-se criar códigos mais genéricos e reutilizável. Facilita a manutenção do código, podendo-se alterar uma classe derivada se afetar outras partes do sistema. Além disso, permite adicionar novas classes sem precisar modificar o código já existente.</text:span></text:p>
      <text:p text:style-name="P23"><text:span text:style-name="T14">Tipos.</text:span></text:p>
      <text:p text:style-name="P23"><text:span text:style-name="T14">a. Polimorfismo estático (sobrecarga): ocorrem em tempo de compilação. Métodos com o mesmo nome, mas com diferentes assinaturas (tipos e números de parâmetros);</text:span></text:p>
      <text:p text:style-name="P24"><text:span text:style-name="T17">b. polimorfismo dinâmico (substituição): ocorre em tempo de execução. </text:span><text:span text:style-name="T14">Métodos com o mesmo nome e assinatura em classes diferentes, onde a classe derivada pode fornecer uma implementação específica para um método da classe base.</text:span><text:span text:style-name="T17"> <text:s/></text:span></text:p>
      <text:p text:style-name="P22"><text:span text:style-name="T17"><text:s/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cf4c8" style:writing-mode="lr-tb" draw:fill="solid" draw:fill-color="#fcf4c8" draw:fill-hatch-name="Red_20_Crossed_20_45_20_Degrees" draw:fill-hatch-solid="fals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7T08:04:14.310000000</meta:creation-date>
    <dc:date>2025-01-30T08:22:07.840000000</dc:date>
    <meta:editing-duration>PT2H50M18S</meta:editing-duration>
    <meta:editing-cycles>6</meta:editing-cycles>
    <meta:generator>LibreOffice/6.0.3.2$Windows_X86_64 LibreOffice_project/8f48d515416608e3a835360314dac7e47fd0b821</meta:generator>
    <meta:document-statistic meta:table-count="0" meta:image-count="0" meta:object-count="0" meta:page-count="6" meta:paragraph-count="64" meta:word-count="1163" meta:character-count="7501" meta:non-whitespace-character-count="6377"/>
  </office:meta>
</office:document-meta>
</file>